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ohit Hindi2" svg:font-family="'Lohit Hindi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15%" fo:orphans="0" fo:widows="0"/>
    </style:style>
    <style:style style:name="P2" style:family="paragraph" style:parent-style-name="Standard">
      <style:paragraph-properties fo:line-height="115%" fo:orphans="0" fo:widows="0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3" style:family="paragraph" style:parent-style-name="Standard">
      <style:paragraph-properties style:line-height-at-least="0.176cm" fo:orphans="0" fo:widows="0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4" style:family="paragraph" style:parent-style-name="Standard">
      <style:paragraph-properties style:line-height-at-least="0.176cm" fo:orphans="0" fo:widows="0"/>
    </style:style>
    <style:style style:name="P5" style:family="paragraph" style:parent-style-name="Standard">
      <style:paragraph-properties fo:margin-left="0cm" fo:margin-right="-3.175cm" style:line-height-at-least="0.176cm" fo:orphans="0" fo:widows="0" fo:text-indent="0cm" style:auto-text-indent="false"/>
    </style:style>
    <style:style style:name="P6" style:family="paragraph" style:parent-style-name="Standard">
      <style:paragraph-properties fo:margin-left="0cm" fo:margin-right="-3.175cm" fo:line-height="115%" fo:orphans="0" fo:widows="0" fo:text-indent="0cm" style:auto-text-indent="false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7" style:family="paragraph" style:parent-style-name="Standard">
      <style:paragraph-properties fo:margin-left="0cm" fo:margin-right="-3.175cm" fo:line-height="115%" fo:orphans="0" fo:widows="0" fo:text-indent="0cm" style:auto-text-indent="false"/>
    </style:style>
    <style:style style:name="P8" style:family="paragraph" style:parent-style-name="Standard">
      <style:paragraph-properties fo:margin-left="0cm" fo:margin-right="-3.177cm" style:line-height-at-least="0.176cm" fo:orphans="0" fo:widows="0" fo:text-indent="0cm" style:auto-text-indent="false"/>
    </style:style>
    <style:style style:name="P9" style:family="paragraph" style:parent-style-name="Standard">
      <style:paragraph-properties fo:margin-left="0cm" fo:margin-right="-3.133cm" fo:line-height="115%" fo:orphans="0" fo:widows="0" fo:text-indent="0cm" style:auto-text-indent="false"/>
    </style:style>
    <style:style style:name="P10" style:family="paragraph" style:parent-style-name="Standard">
      <style:paragraph-properties fo:margin-left="0cm" fo:margin-right="-2.381cm" fo:line-height="115%" fo:orphans="0" fo:widows="0" fo:text-indent="0cm" style:auto-text-indent="false"/>
      <style:text-properties officeooo:paragraph-rsid="00152f42"/>
    </style:style>
    <style:style style:name="P11" style:family="paragraph" style:parent-style-name="Standard">
      <style:paragraph-properties fo:margin-left="0cm" fo:margin-right="-1.63cm" fo:line-height="115%" fo:orphans="0" fo:widows="0" fo:text-indent="0cm" style:auto-text-indent="false"/>
    </style:style>
    <style:style style:name="P12" style:family="paragraph" style:parent-style-name="Standard">
      <style:paragraph-properties fo:margin-left="0cm" fo:margin-right="-2.882cm" fo:line-height="115%" fo:orphans="0" fo:widows="0" fo:text-indent="0cm" style:auto-text-indent="false"/>
    </style:style>
    <style:style style:name="P13" style:family="paragraph" style:parent-style-name="Standard" style:master-page-name="Standard">
      <style:paragraph-properties fo:line-height="115%" fo:text-align="center" style:justify-single-word="false" fo:orphans="0" fo:widows="0" style:page-number="auto"/>
      <style:text-properties fo:color="#000000" style:font-name="Calibri" fo:font-size="12pt" fo:language="zxx" fo:country="none" fo:font-weight="bold" style:letter-kerning="true" style:font-size-asian="12pt" style:language-asian="zh" style:country-asian="CN" style:font-weight-asian="bold" style:font-name-complex="Lohit Hindi2" style:font-size-complex="12pt" style:language-complex="hi" style:country-complex="IN"/>
    </style:style>
    <style:style style:name="P14" style:family="paragraph" style:parent-style-name="Standard">
      <style:paragraph-properties fo:line-height="115%" fo:orphans="0" fo:widows="0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15" style:family="paragraph" style:parent-style-name="Standard">
      <style:paragraph-properties fo:line-height="115%" fo:orphans="0" fo:widows="0"/>
      <style:text-properties fo:color="#000000" style:font-name="Calibri" fo:font-size="11pt" fo:language="zxx" fo:country="none" fo:font-weight="normal" officeooo:paragraph-rsid="001647b9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16" style:family="paragraph" style:parent-style-name="Standard">
      <style:paragraph-properties fo:line-height="115%" fo:orphans="0" fo:widows="0"/>
      <style:text-properties fo:color="#000000" style:font-name="Calibri" fo:font-size="11pt" fo:language="zxx" fo:country="none" fo:font-weight="normal" officeooo:paragraph-rsid="00178c56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17" style:family="paragraph" style:parent-style-name="Standard">
      <style:paragraph-properties style:line-height-at-least="0.176cm" fo:orphans="0" fo:widows="0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18" style:family="paragraph" style:parent-style-name="Standard">
      <style:paragraph-properties fo:margin-left="0cm" fo:margin-right="-3.175cm" fo:line-height="115%" fo:orphans="0" fo:widows="0" fo:text-indent="0cm" style:auto-text-indent="false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19" style:family="paragraph" style:parent-style-name="Standard">
      <style:paragraph-properties fo:margin-left="0cm" fo:margin-right="-3.177cm" style:line-height-at-least="0.176cm" fo:orphans="0" fo:widows="0" fo:text-indent="0cm" style:auto-text-indent="false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20" style:family="paragraph" style:parent-style-name="Standard">
      <style:paragraph-properties fo:margin-left="0cm" fo:margin-right="-2.381cm" fo:line-height="115%" fo:orphans="0" fo:widows="0" fo:text-indent="0cm" style:auto-text-indent="false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21" style:family="paragraph" style:parent-style-name="Standard">
      <style:paragraph-properties fo:margin-left="0cm" fo:margin-right="-2.882cm" fo:line-height="115%" fo:orphans="0" fo:widows="0" fo:text-indent="0cm" style:auto-text-indent="false"/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22" style:family="paragraph" style:parent-style-name="Standard">
      <style:paragraph-properties fo:margin-left="0cm" fo:margin-right="-1.129cm" fo:line-height="115%" fo:orphans="0" fo:widows="0" fo:text-indent="0cm" style:auto-text-indent="false"/>
      <style:text-properties fo:color="#000000" style:font-name="Calibri" fo:font-size="11pt" fo:language="zxx" fo:country="none" fo:font-weight="normal" officeooo:paragraph-rsid="001647b9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23" style:family="paragraph" style:parent-style-name="Standard">
      <style:paragraph-properties fo:margin-left="0cm" fo:margin-right="-1.129cm" fo:line-height="115%" fo:orphans="0" fo:widows="0" fo:text-indent="0cm" style:auto-text-indent="false"/>
      <style:text-properties fo:color="#000000" style:font-name="Calibri" fo:font-size="11pt" fo:language="zxx" fo:country="none" fo:font-weight="normal" officeooo:paragraph-rsid="00165e76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P24" style:family="paragraph" style:parent-style-name="Standard">
      <style:paragraph-properties fo:margin-left="0cm" fo:margin-right="-1.129cm" fo:line-height="115%" fo:orphans="0" fo:widows="0" fo:text-indent="0cm" style:auto-text-indent="false"/>
      <style:text-properties fo:color="#000000" style:font-name="Calibri" fo:font-size="11pt" fo:language="zxx" fo:country="none" fo:font-weight="normal" officeooo:paragraph-rsid="00178c56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1" style:family="text">
      <style:text-properties fo:color="#000000" style:font-name="Calibri" fo:font-size="11pt" fo:language="zxx" fo:country="none" fo:font-weight="normal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2" style:family="text">
      <style:text-properties fo:color="#000000" style:font-name="Calibri" fo:font-size="11pt" fo:language="zxx" fo:country="none" fo:font-weight="normal" officeooo:rsid="001463b4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3" style:family="text">
      <style:text-properties fo:color="#000000" style:font-name="Calibri" fo:font-size="11pt" fo:language="zxx" fo:country="none" fo:font-weight="normal" officeooo:rsid="00152f42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4" style:family="text">
      <style:text-properties fo:color="#000000" style:font-name="Calibri" fo:font-size="11pt" fo:language="zxx" fo:country="none" fo:font-weight="normal" officeooo:rsid="001647b9" style:letter-kerning="true" style:font-size-asian="11pt" style:language-asian="zh" style:country-asian="CN" style:font-weight-asian="normal" style:font-name-complex="Lohit Hindi2" style:font-size-complex="12pt" style:language-complex="hi" style:country-complex="IN"/>
    </style:style>
    <style:style style:name="T5" style:family="text">
      <style:text-properties officeooo:rsid="001647b9"/>
    </style:style>
    <style:style style:name="T6" style:family="text">
      <style:text-properties officeooo:rsid="001463b4"/>
    </style:style>
    <style:style style:name="T7" style:family="text">
      <style:text-properties officeooo:rsid="00165e76"/>
    </style:style>
    <style:style style:name="T8" style:family="text">
      <style:text-properties officeooo:rsid="00178c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Manual da Linguagem IBET</text:p>
      <text:p text:style-name="P2"/>
      <text:p text:style-name="P16"><text:span text:style-name="T8">Declaração do escopo principal:</text:span></text:p>
      <text:p text:style-name="P16"><text:span text:style-name="T8">Todo programa deve iniciar o escopo principal com a palavra "Inicio" na primeira linha, e na ultima linha deve conter a palavra "Fim", para fechar o escopo. </text:span></text:p>
      <text:p text:style-name="P2"/>
      <text:p text:style-name="P2">Declaração de Variáveis:</text:p>
      <text:p text:style-name="P1"><text:span text:style-name="T1"><text:tab/></text:span><text:span text:style-name="T4">d</text:span><text:span text:style-name="T1">ouble </text:span><text:span text:style-name="T2">|nome_</text:span><text:span text:style-name="T1">variavel</text:span><text:span text:style-name="T2">|</text:span></text:p>
      <text:p text:style-name="P3"/>
      <text:p text:style-name="P3">Atribuição de Variáveis:</text:p>
      <text:p text:style-name="P4"><text:span text:style-name="T1"><text:tab/></text:span><text:span text:style-name="T2">|</text:span><text:span text:style-name="T4">nome_</text:span><text:span text:style-name="T1">variavel</text:span><text:span text:style-name="T2">|</text:span><text:span text:style-name="T1"> = </text:span><text:span text:style-name="T2">|</text:span><text:span text:style-name="T4">nome_</text:span><text:span text:style-name="T1">variavel2</text:span><text:span text:style-name="T2">|</text:span></text:p>
      <text:p text:style-name="P5"><text:span text:style-name="T1"><text:tab/></text:span><text:span text:style-name="T2">|</text:span><text:span text:style-name="T4">nome_</text:span><text:span text:style-name="T1">variavel</text:span><text:span text:style-name="T2">|</text:span><text:span text:style-name="T1"> = </text:span><text:span text:style-name="T4">|</text:span><text:span text:style-name="T1">40</text:span><text:span text:style-name="T4">|</text:span></text:p>
      <text:p text:style-name="P6"/>
      <text:p text:style-name="P6">Operações entre variáveis:</text:p>
      <text:p text:style-name="P7"><text:span text:style-name="T1"><text:tab/></text:span><text:span text:style-name="T2">|</text:span><text:span text:style-name="T4">nome_</text:span><text:span text:style-name="T1">var</text:span><text:span text:style-name="T4">iavel</text:span><text:span text:style-name="T2">|</text:span><text:span text:style-name="T1"> = </text:span><text:span text:style-name="T2">|</text:span><text:span text:style-name="T4">nome_variavel</text:span><text:span text:style-name="T1">var</text:span><text:span text:style-name="T2">|</text:span><text:span text:style-name="T1"> + </text:span><text:span text:style-name="T2">|</text:span><text:span text:style-name="T1">7</text:span><text:span text:style-name="T2">|</text:span></text:p>
      <text:p text:style-name="P7"><text:span text:style-name="T1"><text:tab/></text:span><text:span text:style-name="T2">|</text:span><text:span text:style-name="T4">nome_</text:span><text:span text:style-name="T1">var</text:span><text:span text:style-name="T4">iavel</text:span><text:span text:style-name="T2">|</text:span><text:span text:style-name="T1"> = </text:span><text:span text:style-name="T2">|</text:span><text:span text:style-name="T4">nome_</text:span><text:span text:style-name="T1">var</text:span><text:span text:style-name="T4">iavel</text:span><text:span text:style-name="T2">|</text:span><text:span text:style-name="T1"> + </text:span><text:span text:style-name="T2">|</text:span><text:span text:style-name="T4">nome_</text:span><text:span text:style-name="T1">var</text:span><text:span text:style-name="T4">iavel</text:span><text:span text:style-name="T2">|</text:span></text:p>
      <text:p text:style-name="P6"><text:tab/></text:p>
      <text:p text:style-name="P6"><text:tab/>/ Valem para subtração( - ), multiplicação( * ) e divisão ( / )</text:p>
      <text:p text:style-name="P6"/>
      <text:p text:style-name="P6">Laço:</text:p>
      <text:p text:style-name="P8"><text:span text:style-name="T1"><text:tab/>enquanto</text:span><text:span text:style-name="T2">|</text:span><text:span text:style-name="T1">condição</text:span><text:span text:style-name="T2">|</text:span><text:span text:style-name="T1"><text:tab/><text:tab/>/enquanto a condição for verdadeira executa (ex: a &gt; b)<text:line-break/><text:tab/><text:tab/>//código do laço;<text:tab/><text:tab/>/os comandos do escopo</text:span></text:p>
      <text:p text:style-name="P19"><text:tab/>fim_enquanto;<text:tab/><text:tab/><text:tab/>/fim <text:span text:style-name="T5">do escopo </text:span>do laço</text:p>
      <text:p text:style-name="P2"/>
      <text:p text:style-name="P2">Imprimir na Tela:</text:p>
      <text:p text:style-name="P9"><text:span text:style-name="T1"><text:tab/>imprima</text:span><text:span text:style-name="T2">|</text:span><text:span text:style-name="T1">"texto"</text:span><text:span text:style-name="T2">|</text:span><text:span text:style-name="T1"><text:tab/><text:tab/><text:tab/>/imprime o que foi digitado entre aspas duplas</text:span></text:p>
      <text:p text:style-name="P9"><text:span text:style-name="T1"><text:tab/>imprima</text:span><text:span text:style-name="T2">|+</text:span><text:span text:style-name="T4">nome_</text:span><text:span text:style-name="T1">var</text:span><text:span text:style-name="T4">iavel</text:span><text:span text:style-name="T2">|</text:span><text:span text:style-name="T1"><text:tab/><text:tab/>/imprime o valor da variavel<text:tab/><text:tab/></text:span></text:p>
      <text:p text:style-name="P20"><text:tab/></text:p>
      <text:p text:style-name="P10"><text:span text:style-name="T1"><text:tab/>*imprima</text:span><text:span text:style-name="T4">|</text:span><text:span text:style-name="T2">+</text:span><text:span text:style-name="T1">var1</text:span><text:span text:style-name="T3">"</text:span><text:span text:style-name="T2">+</text:span><text:span text:style-name="T1">var2</text:span><text:span text:style-name="T3">"</text:span><text:span text:style-name="T2">+</text:span><text:span text:style-name="T1">var3</text:span><text:span text:style-name="T4">|</text:span><text:span text:style-name="T1"><text:tab/>/imprime o valor de todas <text:s/>variaveis (ex: 5.0 75.0 3.0)</text:span></text:p>
      <text:p text:style-name="P1"><text:span text:style-name="T1"><text:tab/>*imprima</text:span><text:span text:style-name="T4">|</text:span><text:span text:style-name="T2">+</text:span><text:span text:style-name="T1">variavel "texto"</text:span><text:span text:style-name="T4">|</text:span><text:span text:style-name="T1"><text:tab/>/ou<text:tab/></text:span></text:p>
      <text:p text:style-name="P11"><text:span text:style-name="T1"><text:tab/>*imprima</text:span><text:span text:style-name="T4">|</text:span><text:span text:style-name="T1">"texto" </text:span><text:span text:style-name="T2">+</text:span><text:span text:style-name="T1">variavel</text:span><text:span text:style-name="T4">|</text:span><text:span text:style-name="T1"><text:tab/>/imprime o valor da variavel e o texto (ex: texto 50.0)</text:span></text:p>
      <text:p text:style-name="P15"><text:tab/>*imprima<text:span text:style-name="T5">|</text:span>"texto" <text:span text:style-name="T6">+</text:span>variavel" <text:span text:style-name="T5">texto"| <text:s/>/imprime "texto" o valor da variavel e "texto"</text:span></text:p>
      <text:p text:style-name="P2"/>
      <text:p text:style-name="P2">Controle de Fluxo (se):</text:p>
      <text:p text:style-name="P12"><text:span text:style-name="T1"><text:tab/>se</text:span><text:span text:style-name="T2">|</text:span><text:span text:style-name="T1">condição</text:span><text:span text:style-name="T2">|</text:span><text:span text:style-name="T1"><text:tab/><text:tab/><text:tab/>/ se a condição for verdade executa os comandos </text:span></text:p>
      <text:p text:style-name="P21"><text:tab/><text:tab/>//código do se;<text:tab/><text:tab/>/do escopo<text:line-break/><text:tab/>fim_se;<text:tab/><text:tab/><text:tab/><text:tab/>/fim do fluxo</text:p>
      <text:p text:style-name="P2"/>
      <text:p text:style-name="P2">Aninhamento de Comandos:</text:p>
      <text:p text:style-name="P1"><text:span text:style-name="T1"><text:tab/>*se</text:span><text:span text:style-name="T2">|</text:span><text:span text:style-name="T1">condição</text:span><text:span text:style-name="T2">|</text:span><text:span text:style-name="T1"><text:tab/><text:tab/><text:tab/>/desvio de fluxo dentro de desvio de fluxo<text:line-break/><text:tab/><text:tab/>//código do se;</text:span></text:p>
      <text:p text:style-name="P1"><text:span text:style-name="T1"><text:tab/><text:tab/>se</text:span><text:span text:style-name="T2">|</text:span><text:span text:style-name="T1">condição</text:span><text:span text:style-name="T2">|</text:span></text:p>
      <text:p text:style-name="P2"><text:tab/><text:tab/><text:tab/>//código do se;</text:p>
      <text:p text:style-name="P2"><text:tab/><text:tab/>fim_se;</text:p>
      <text:p text:style-name="P2"><text:tab/>fim_se;<text:tab/><text:tab/><text:tab/><text:tab/></text:p>
      <text:p text:style-name="P2"><text:tab/></text:p>
      <text:p text:style-name="P2"><text:tab/>/ ou então</text:p>
      <text:p text:style-name="P2"/>
      <text:p text:style-name="P22"><text:span text:style-name="T5">Leitura do teclado:</text:span></text:p>
      <text:p text:style-name="P22"><text:soft-page-break/><text:span text:style-name="T5"><text:tab/>leia|nome_variavel|<text:tab/><text:tab/><text:tab/>/atribui o valor lido do teclado à variável indicada entre as barras verticais</text:span></text:p>
      <text:p text:style-name="P22"><text:span text:style-name="T5"/></text:p>
      <text:p text:style-name="P22"><text:span text:style-name="T5"/></text:p>
      <text:p text:style-name="P22"><text:span text:style-name="T5">//</text:span><text:span text:style-name="T7">-------------------------------------------</text:span></text:p>
      <text:p text:style-name="P22"><text:span text:style-name="T5">Exemplos de código:</text:span></text:p>
      <text:p text:style-name="P22"><text:span text:style-name="T5"><text:tab/></text:span></text:p>
      <text:p text:style-name="P22"><text:span text:style-name="T5">Inicio</text:span></text:p>
      <text:p text:style-name="P22"><text:span text:style-name="T5"><text:tab/>imprima|Ola Mundo!|</text:span></text:p>
      <text:p text:style-name="P22"><text:span text:style-name="T5">Fim</text:span></text:p>
      <text:p text:style-name="P22"><text:span text:style-name="T5">//</text:span><text:span text:style-name="T7">-------------------------------------------</text:span></text:p>
      <text:p text:style-name="P22"><text:span text:style-name="T5"/></text:p>
      <text:p text:style-name="P22"><text:span text:style-name="T5">//</text:span><text:span text:style-name="T7">---------------------------------</text:span></text:p>
      <text:p text:style-name="P23"><text:span text:style-name="T7">Inicio</text:span></text:p>
      <text:p text:style-name="P23"><text:span text:style-name="T7"><text:tab/>double |a|</text:span></text:p>
      <text:p text:style-name="P23"><text:span text:style-name="T7"/></text:p>
      <text:p text:style-name="P23"><text:span text:style-name="T7"><text:tab/>|a| = |2|</text:span></text:p>
      <text:p text:style-name="P23"><text:span text:style-name="T7"/></text:p>
      <text:p text:style-name="P23"><text:span text:style-name="T7"><text:tab/>imprima|+a|</text:span></text:p>
      <text:p text:style-name="P23"><text:span text:style-name="T7">Fim</text:span></text:p>
      <text:p text:style-name="P23"><text:span text:style-name="T7">//---------------------------------</text:span></text:p>
      <text:p text:style-name="P23"><text:span text:style-name="T7"/></text:p>
      <text:p text:style-name="P23"><text:span text:style-name="T7">//---------------------------------</text:span></text:p>
      <text:p text:style-name="P23"><text:span text:style-name="T7">Inicio</text:span></text:p>
      <text:p text:style-name="P23"><text:span text:style-name="T7"><text:tab/>double |a|</text:span></text:p>
      <text:p text:style-name="P23"><text:span text:style-name="T7"><text:tab/>double |b|</text:span></text:p>
      <text:p text:style-name="P23"><text:span text:style-name="T7"/></text:p>
      <text:p text:style-name="P23"><text:span text:style-name="T7"><text:tab/>|a| = |1| + |1|</text:span></text:p>
      <text:p text:style-name="P23"><text:span text:style-name="T7"><text:tab/>|b| = |3| + |a|</text:span></text:p>
      <text:p text:style-name="P23"><text:span text:style-name="T7"/></text:p>
      <text:p text:style-name="P23"><text:span text:style-name="T7"><text:tab/>imprima|+a|</text:span></text:p>
      <text:p text:style-name="P23"><text:span text:style-name="T7"><text:tab/>imprima|+b|</text:span></text:p>
      <text:p text:style-name="P23"><text:span text:style-name="T7"/></text:p>
      <text:p text:style-name="P23"><text:span text:style-name="T7">Fim</text:span></text:p>
      <text:p text:style-name="P23"><text:span text:style-name="T7">//--------------------------------</text:span></text:p>
      <text:p text:style-name="P23"><text:span text:style-name="T7"/></text:p>
      <text:p text:style-name="P23"><text:span text:style-name="T7">//</text:span><text:span text:style-name="T8">----------------------------------------</text:span></text:p>
      <text:p text:style-name="P24"><text:span text:style-name="T8">Inicio</text:span></text:p>
      <text:p text:style-name="P24"><text:span text:style-name="T8"><text:tab/>double |a|</text:span></text:p>
      <text:p text:style-name="P24"><text:span text:style-name="T8"><text:tab/>|a| = |1|</text:span></text:p>
      <text:p text:style-name="P24"><text:span text:style-name="T8"/></text:p>
      <text:p text:style-name="P24"><text:span text:style-name="T8"><text:tab/>se|a| &gt; |1|</text:span></text:p>
      <text:p text:style-name="P24"><text:span text:style-name="T8"><text:tab/><text:tab/>imprima|Maior!|</text:span></text:p>
      <text:p text:style-name="P24"><text:span text:style-name="T8"><text:tab/>fim_se</text:span></text:p>
      <text:p text:style-name="P24"><text:span text:style-name="T8"><text:tab/>se|a| &lt;= |1|</text:span></text:p>
      <text:p text:style-name="P24"><text:span text:style-name="T8"><text:tab/><text:tab/>imprima|Menor!|</text:span></text:p>
      <text:p text:style-name="P24"><text:span text:style-name="T8"><text:tab/>fim_se</text:span></text:p>
      <text:p text:style-name="P24"><text:span text:style-name="T8">Fim</text:span></text:p>
      <text:p text:style-name="P24"><text:span text:style-name="T8">//----------------------------------------</text:span></text:p>
      <text:p text:style-name="P24"><text:soft-page-break/><text:span text:style-name="T8"/></text:p>
      <text:p text:style-name="P24"><text:span text:style-name="T8"/></text:p>
      <text:p text:style-name="P24"><text:span text:style-name="T8"/></text:p>
      <text:p text:style-name="P24"><text:span text:style-name="T8"/></text:p>
      <text:p text:style-name="P24"><text:span text:style-name="T8">//----------------------------------------</text:span></text:p>
      <text:p text:style-name="P24"><text:span text:style-name="T8">Inicio</text:span></text:p>
      <text:p text:style-name="P24"><text:span text:style-name="T8"><text:tab/>double |i|</text:span></text:p>
      <text:p text:style-name="P24"><text:span text:style-name="T8"/></text:p>
      <text:p text:style-name="P24"><text:span text:style-name="T8"><text:tab/>|i| = |1|</text:span></text:p>
      <text:p text:style-name="P24"><text:span text:style-name="T8"/></text:p>
      <text:p text:style-name="P24"><text:span text:style-name="T8"><text:tab/>enquanto|i| &lt; |10|</text:span></text:p>
      <text:p text:style-name="P24"><text:span text:style-name="T8"/></text:p>
      <text:p text:style-name="P24"><text:span text:style-name="T8"><text:tab/><text:tab/>imprima|+i|</text:span></text:p>
      <text:p text:style-name="P24"><text:span text:style-name="T8"><text:tab/><text:tab/>|i| = |i| + |1|</text:span></text:p>
      <text:p text:style-name="P24"><text:span text:style-name="T8"/></text:p>
      <text:p text:style-name="P24"><text:span text:style-name="T8"><text:tab/>fim_enquanto</text:span></text:p>
      <text:p text:style-name="P24"><text:span text:style-name="T8">Fim</text:span></text:p>
      <text:p text:style-name="P24"><text:span text:style-name="T8">//----------------------------------------</text:span></text:p>
      <text:p text:style-name="P24"><text:span text:style-name="T8"/></text:p>
      <text:p text:style-name="P24"><text:span text:style-name="T8">//------------------------------------------------</text:span></text:p>
      <text:p text:style-name="P24"><text:span text:style-name="T8">Inicio</text:span></text:p>
      <text:p text:style-name="P24"><text:span text:style-name="T8"><text:tab/>double |i|</text:span></text:p>
      <text:p text:style-name="P24"><text:span text:style-name="T8"><text:tab/>double |j|</text:span></text:p>
      <text:p text:style-name="P24"><text:span text:style-name="T8"/></text:p>
      <text:p text:style-name="P24"><text:span text:style-name="T8"><text:tab/>|i| = |0|</text:span></text:p>
      <text:p text:style-name="P24"><text:span text:style-name="T8"><text:tab/>|j| = |i|</text:span></text:p>
      <text:p text:style-name="P24"><text:span text:style-name="T8"/></text:p>
      <text:p text:style-name="P24"><text:span text:style-name="T8"><text:tab/>enquanto|i| &lt; |3|</text:span></text:p>
      <text:p text:style-name="P24"><text:span text:style-name="T8"/></text:p>
      <text:p text:style-name="P24"><text:span text:style-name="T8"><text:tab/><text:tab/>se|i| == |0|</text:span></text:p>
      <text:p text:style-name="P24"><text:span text:style-name="T8"><text:tab/><text:tab/><text:tab/>imprima|Zero!|</text:span></text:p>
      <text:p text:style-name="P24"><text:span text:style-name="T8"><text:tab/><text:tab/>fim_se</text:span></text:p>
      <text:p text:style-name="P24"><text:span text:style-name="T8"><text:tab/><text:tab/>se|i| != |0|</text:span></text:p>
      <text:p text:style-name="P24"><text:span text:style-name="T8"><text:tab/><text:tab/><text:tab/>imprima|Outro!|</text:span></text:p>
      <text:p text:style-name="P24"><text:span text:style-name="T8"><text:tab/><text:tab/>fim_se</text:span></text:p>
      <text:p text:style-name="P24"><text:span text:style-name="T8"/></text:p>
      <text:p text:style-name="P24"><text:span text:style-name="T8"><text:tab/><text:tab/>|i| = |i| + |1|</text:span></text:p>
      <text:p text:style-name="P24"><text:span text:style-name="T8"/></text:p>
      <text:p text:style-name="P24"><text:span text:style-name="T8"><text:tab/>fim_enquanto</text:span></text:p>
      <text:p text:style-name="P24"><text:span text:style-name="T8"><text:tab/>se|i| == |3|</text:span></text:p>
      <text:p text:style-name="P24"><text:span text:style-name="T8"><text:tab/><text:tab/>se|j| == |0|</text:span></text:p>
      <text:p text:style-name="P24"><text:span text:style-name="T8"><text:tab/><text:tab/><text:tab/>imprima|Ok!|</text:span></text:p>
      <text:p text:style-name="P24"><text:span text:style-name="T8"><text:tab/><text:tab/>fim_se</text:span></text:p>
      <text:p text:style-name="P24"><text:span text:style-name="T8"><text:tab/><text:tab/>se|j| != |0|</text:span></text:p>
      <text:p text:style-name="P24"><text:span text:style-name="T8"><text:tab/><text:tab/><text:tab/>imprima|Erro!|</text:span></text:p>
      <text:p text:style-name="P24"><text:span text:style-name="T8"><text:tab/><text:tab/>fim_se</text:span></text:p>
      <text:p text:style-name="P24"><text:span text:style-name="T8"><text:tab/>fim_se</text:span></text:p>
      <text:p text:style-name="P24"><text:span text:style-name="T8">Fim</text:span></text:p>
      <text:p text:style-name="P24"><text:span text:style-name="T8">//---------------------------------------------------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/>
    <style:font-face style:name="Liberation Serif1" svg:font-family="'Liberation Serif'" style:font-family-generic="roman"/>
    <style:font-face style:name="Liberation Sans" svg:font-family="'Liberation Sans'" style:font-family-generic="swiss"/>
    <style:font-face style:name="Lohit Hindi2" svg:font-family="'Lohit Hindi'" style:font-family-generic="system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erif1" fo:font-size="12pt" fo:language="pt" fo:country="BR" style:letter-kerning="true" style:font-name-asian="Arial" style:font-size-asian="12pt" style:language-asian="zh" style:country-asian="CN" style:font-name-complex="Lohit Hindi2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2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/>
    </style:style>
    <style:style style:name="List" style:family="paragraph" style:parent-style-name="Text_20_body" style:default-outline-level="" style:class="list">
      <style:paragraph-properties fo:margin-top="0cm" fo:margin-bottom="0.212cm" style:contextual-spacing="false"/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Header_20_left" style:display-name="Header left" style:family="paragraph" style:parent-style-name="Standard" style:default-outline-level="" style:class="extra">
      <style:paragraph-properties text:number-lines="false" text:line-number="0">
        <style:tab-stops>
          <style:tab-stop style:position="8.412cm" style:type="center"/>
          <style:tab-stop style:position="16.826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dc:date>2014-05-26T10:03:19</dc:date>
    <dc:creator>igor </dc:creator>
    <meta:editing-duration>PT6M58S</meta:editing-duration>
    <meta:editing-cycles>4</meta:editing-cycles>
    <meta:document-statistic meta:table-count="0" meta:image-count="0" meta:object-count="0" meta:page-count="3" meta:paragraph-count="108" meta:word-count="345" meta:character-count="2691" meta:non-whitespace-character-count="2319"/>
  </office:meta>
</office:document-meta>
</file>